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fa3dc" officeooo:paragraph-rsid="001fa3dc"/>
    </style:style>
    <style:style style:name="P2" style:family="paragraph" style:parent-style-name="Standard">
      <style:text-properties officeooo:paragraph-rsid="001fa3dc"/>
    </style:style>
    <style:style style:name="P3" style:family="paragraph" style:parent-style-name="Standard">
      <style:text-properties fo:font-variant="normal" fo:text-transform="none" fo:letter-spacing="normal" fo:font-style="normal" fo:font-weight="bold" officeooo:rsid="001fa3dc" officeooo:paragraph-rsid="001fa3dc" style:font-weight-asian="bold" style:font-weight-complex="bold" loext:padding="0in" loext:border="none"/>
    </style:style>
    <style:style style:name="P4" style:family="paragraph" style:parent-style-name="Standard">
      <style:text-properties fo:font-variant="normal" fo:text-transform="none" fo:letter-spacing="normal" fo:font-style="normal" fo:font-weight="normal" officeooo:rsid="001fa3dc" officeooo:paragraph-rsid="001fa3dc" style:font-weight-asian="normal" style:font-weight-complex="normal"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letter-spacing="normal" fo:font-style="normal" fo:font-weight="normal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letter-spacing="normal" fo:font-style="normal" fo:font-weight="bold" style:font-weight-asian="bold" style:font-weight-complex="bold" loext:padding="0in" loext:border="none"/>
    </style:style>
    <style:style style:name="P7" style:family="paragraph" style:parent-style-name="Standard">
      <style:text-properties officeooo:rsid="001fa3dc" officeooo:paragraph-rsid="001fa3dc"/>
    </style:style>
    <style:style style:name="P8" style:family="paragraph" style:parent-style-name="Standard">
      <style:text-properties fo:font-weight="bold" officeooo:rsid="001fa3dc" officeooo:paragraph-rsid="001fa3dc" style:font-weight-asian="bold" style:font-weight-complex="bold"/>
    </style:style>
    <style:style style:name="T1" style:family="text">
      <style:text-properties officeooo:rsid="001fa3dc"/>
    </style:style>
    <style:style style:name="T2" style:family="text">
      <style:text-properties fo:font-variant="normal" fo:text-transform="none" fo:letter-spacing="normal" fo:font-style="normal" fo:font-weight="normal" loext:padding="0in" loext:border="none"/>
    </style:style>
    <style:style style:name="T3" style:family="text">
      <style:text-properties fo:font-variant="normal" fo:text-transform="none" fo:letter-spacing="normal" fo:font-style="normal" fo:font-weight="normal" style:font-weight-asian="bold" style:font-weight-complex="bold" loext:padding="0in" loext:border="none"/>
    </style:style>
    <style:style style:name="T4" style:family="text">
      <style:text-properties fo:font-variant="normal" fo:text-transform="none" fo:letter-spacing="normal" fo:font-style="normal" fo:font-weight="normal" officeooo:rsid="001fa3dc" style:font-weight-asian="bold" style:font-weight-complex="bold" loext:padding="0in" loext:border="none"/>
    </style:style>
    <style:style style:name="T5" style:family="text">
      <style:text-properties fo:font-variant="normal" fo:text-transform="none" fo:letter-spacing="normal" fo:font-style="normal" fo:font-weight="normal" officeooo:rsid="001fa3dc" loext:padding="0in" loext:border="none"/>
    </style:style>
    <style:style style:name="T6" style:family="text">
      <style:text-properties fo:font-variant="normal" fo:text-transform="none" fo:letter-spacing="normal" fo:font-style="normal" fo:font-weight="bold" style:font-weight-asian="bold" style:font-weight-complex="bold" loext:padding="0in" loext:border="none"/>
    </style:style>
    <style:style style:name="T7" style:family="text">
      <style:text-properties fo:font-variant="normal" fo:text-transform="none" fo:letter-spacing="normal" fo:font-style="normal" fo:font-weight="bold" officeooo:rsid="001fa3dc" style:font-weight-asian="bold" style:font-weight-complex="bold" loext:padding="0in" loext:border="none"/>
    </style:style>
    <style:style style:name="T8" style:family="text">
      <style:text-properties officeooo:rsid="0022a59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257d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Multi-container-pods</text:span></text:p>
      <text:p text:style-name="Standard"/>
      <text:p text:style-name="P1">Even 1 container per pod is recommanded, some cases need more. Sometime called ‘composite containers’</text:p>
      <text:p text:style-name="P2"><text:span text:style-name="T1">1. </text:span><text:span text:style-name="T2">The secondary containers can handle logging or enhance the primary, the </text:span><text:span text:style-name="T6">sidecar concept</text:span></text:p>
      <text:p text:style-name="P1"><text:span text:style-name="T3">2. The secondary containers is acting as a proxy to the outside, the </text:span><text:span text:style-name="T6">ambassador concept</text:span></text:p>
      <text:p text:style-name="P2"><text:span text:style-name="T1">3. </text:span><text:span text:style-name="T4">The secondary containers is </text:span><text:span text:style-name="T2">modifying data to meet an external format such as an adapter. </text:span><text:span text:style-name="T5">The </text:span><text:span text:style-name="T7">adapter concept</text:span></text:p>
      <text:p text:style-name="P3"/>
      <text:p text:style-name="P3">// <text:span text:style-name="T8">add a second container as a side-car in our basic.yml</text:span></text:p>
      <text:p text:style-name="P3"/>
      <text:p text:style-name="P4">jerome@master:~/LFD259/SOLUTIONS/s_02$ <text:span text:style-name="T9">kubectl delete -f basic.yaml </text:span></text:p>
      <text:p text:style-name="P4">pod "basicpod" deleted</text:p>
      <text:p text:style-name="P4">jerome@master:~/LFD259/SOLUTIONS/s_02$ <text:span text:style-name="T9">kubectl create -f basic.yaml </text:span></text:p>
      <text:p text:style-name="P4">pod/basicpod created</text:p>
      <text:p text:style-name="P4">jerome@master:~/LFD259/SOLUTIONS/s_02$ <text:span text:style-name="T9">kubectl get po</text:span></text:p>
      <text:p text:style-name="P4">NAME <text:s text:c="6"/>READY <text:s text:c="2"/>STATUS <text:s text:c="3"/>RESTARTS <text:s text:c="2"/>AGE</text:p>
      <text:p text:style-name="P4">basicpod <text:s text:c="2"/><text:span text:style-name="T11">2/2 <text:s/></text:span><text:s text:c="3"/>Running <text:s text:c="2"/>0 <text:s text:c="9"/>24s</text:p>
      <text:p text:style-name="P4">jerome@master:~/LFD259/SOLUTIONS/s_02$ <text:span text:style-name="T9">kubectl describe po basicpod </text:span></text:p>
      <text:p text:style-name="P4">Name: <text:s text:c="8"/>basicpod</text:p>
      <text:p text:style-name="P4">Namespace: <text:s text:c="3"/>default</text:p>
      <text:p text:style-name="P4">Priority: <text:s text:c="4"/>0</text:p>
      <text:p text:style-name="P4">Node: <text:s text:c="8"/>worker/10.2.0.3</text:p>
      <text:p text:style-name="P4">Start Time: <text:s text:c="2"/>Fri, 15 Jan 2021 09:56:57 +0000</text:p>
      <text:p text:style-name="P4">Labels: <text:s text:c="6"/>type=webserver</text:p>
      <text:p text:style-name="P4">Annotations: <text:s/>cni.projectcalico.org/podIP: 192.168.171.71/32</text:p>
      <text:p text:style-name="P4"><text:s text:c="14"/>cni.projectcalico.org/podIPs: 192.168.171.71/32</text:p>
      <text:p text:style-name="P4">Status: <text:s text:c="6"/>Running</text:p>
      <text:p text:style-name="P4">IP: <text:s text:c="10"/>192.168.171.71</text:p>
      <text:p text:style-name="P4">IPs:</text:p>
      <text:p text:style-name="P4"><text:s text:c="2"/>IP: <text:s/>192.168.171.71</text:p>
      <text:p text:style-name="P4">Containers:</text:p>
      <text:p text:style-name="P4"><text:s text:c="2"/><text:span text:style-name="T11">webcont:</text:span></text:p>
      <text:p text:style-name="P4"><text:s text:c="4"/>Container ID: <text:s text:c="2"/>docker://65300574f1d0f97838e0993d527031b079a914fb89cbeb1033b5df63cfb305f9</text:p>
      <text:p text:style-name="P4"><text:s text:c="4"/>Image: <text:s text:c="9"/>nginx</text:p>
      <text:p text:style-name="P4"><text:s text:c="4"/>Image ID: <text:s text:c="6"/>docker-pullable://nginx@sha256:10b8cc432d56da8b61b070f4c7d2543a9ed17c2b23010b43af434fd40e2ca4aa</text:p>
      <text:p text:style-name="P4"><text:s text:c="4"/>Port: <text:s text:c="10"/>80/TCP</text:p>
      <text:p text:style-name="P4"><text:s text:c="4"/>Host Port: <text:s text:c="5"/>0/TCP</text:p>
      <text:p text:style-name="P4"><text:s text:c="4"/>State: <text:s text:c="9"/>Running</text:p>
      <text:p text:style-name="P4"><text:s text:c="6"/>Started: <text:s text:c="5"/>Fri, 15 Jan 2021 09:57:02 +0000</text:p>
      <text:p text:style-name="P4"><text:s text:c="4"/>Ready: <text:s text:c="9"/>True</text:p>
      <text:p text:style-name="P4"><text:s text:c="4"/>Restart Count: <text:s/>0</text:p>
      <text:p text:style-name="P4"><text:s text:c="4"/>Environment: <text:s text:c="3"/>&lt;none&gt;</text:p>
      <text:p text:style-name="P4"><text:s text:c="4"/>Mounts:</text:p>
      <text:p text:style-name="P4"><text:s text:c="6"/>/var/run/secrets/kubernetes.io/serviceaccount from default-token-s4mkn (ro)</text:p>
      <text:p text:style-name="P4"><text:soft-page-break/><text:s/><text:span text:style-name="T11"><text:s/>fdlogger:</text:span></text:p>
      <text:p text:style-name="P4"><text:s text:c="4"/>Container ID: <text:s text:c="2"/>docker://36f1ae312301527e132ee4d87a3ad86c8e5dd63e04b4df879a62a317f59c70c5</text:p>
      <text:p text:style-name="P4"><text:s text:c="4"/>Image: <text:s text:c="9"/>fluent/fluentd</text:p>
      <text:p text:style-name="P4"><text:s text:c="4"/>Image ID: <text:s text:c="6"/>docker-pullable://fluent/fluentd@sha256:7eece00d1bc784ac1e9722b2580911cd3ead5afd740dad6594be945b3b1dd884</text:p>
      <text:p text:style-name="P4"><text:s text:c="4"/>Port: <text:s text:c="10"/>&lt;none&gt;</text:p>
      <text:p text:style-name="P4"><text:s text:c="4"/>Host Port: <text:s text:c="5"/>&lt;none&gt;</text:p>
      <text:p text:style-name="P4"><text:s text:c="4"/>State: <text:s text:c="9"/>Running</text:p>
      <text:p text:style-name="P4"><text:s text:c="6"/>Started: <text:s text:c="5"/>Fri, 15 Jan 2021 09:57:08 +0000</text:p>
      <text:p text:style-name="P4"><text:s text:c="4"/>Ready: <text:s text:c="9"/>True</text:p>
      <text:p text:style-name="P4"><text:s text:c="4"/>Restart Count: <text:s/>0</text:p>
      <text:p text:style-name="P4"><text:s text:c="4"/>Environment: <text:s text:c="3"/>&lt;none&gt;</text:p>
      <text:p text:style-name="P4"><text:s text:c="4"/>Mounts:</text:p>
      <text:p text:style-name="P4"><text:s text:c="6"/>/var/run/secrets/kubernetes.io/serviceaccount from default-token-s4mkn (ro)</text:p>
      <text:p text:style-name="P5"/>
      <text:p text:style-name="P6">// <text:span text:style-name="T8">ANOTHER WAY TO SHUT DOWN THE PODS</text:span></text:p>
      <text:p text:style-name="P5">jerome@master:~/LFD259/SOLUTIONS/s_02$<text:span text:style-name="T10"> kubectl delete po basicpod </text:span></text:p>
      <text:p text:style-name="P5">pod "basicpod" deleted</text:p>
      <text:p text:style-name="P5">jerome@master:~/LFD259/SOLUTIONS/s_02$ <text:span text:style-name="T9">kubectl get po</text:span></text:p>
      <text:p text:style-name="P5">No resources found in default namespace.</text:p>
      <text:p text:style-name="P5">jerome@master:~/LFD259/SOLUTIONS/s_02$ </text:p>
      <text:p text:style-name="P1"/>
      <text:p text:style-name="P8">// <text:span text:style-name="T12">DELETE SERVICE THIS WAY AS WELL</text:span></text:p>
      <text:p text:style-name="P1">jerome@master:~/LFD259/SOLUTIONS/s_02$<text:span text:style-name="T9"> kubectl delete svc basicservice</text:span> </text:p>
      <text:p text:style-name="P1">service "basicservice" deleted</text:p>
      <text:p text:style-name="P1">jerome@master:~/LFD259/SOLUTIONS/s_02$ <text:span text:style-name="T9">kubectl get svc</text:span></text:p>
      <text:p text:style-name="P1">NAME <text:s text:c="8"/>TYPE <text:s text:c="7"/>CLUSTER-IP <text:s text:c="2"/>EXTERNAL-IP <text:s text:c="2"/>PORT(S) <text:s text:c="2"/>AGE</text:p>
      <text:p text:style-name="P1">kubernetes <text:s text:c="2"/>ClusterIP <text:s text:c="2"/>10.96.0.1 <text:s text:c="3"/>&lt;none&gt; <text:s text:c="7"/>443/TCP <text:s text:c="2"/>23h</text:p>
      <text:p text:style-name="P1">jerome@master:~/LFD259/SOLUTIONS/s_02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5T16:44:38.336189477</meta:creation-date>
    <meta:generator>LibreOffice/7.0.4.2$Linux_X86_64 LibreOffice_project/00$Build-2</meta:generator>
    <dc:date>2021-01-15T17:09:06.475248479</dc:date>
    <meta:editing-duration>PT18M36S</meta:editing-duration>
    <meta:editing-cycles>3</meta:editing-cycles>
    <meta:document-statistic meta:table-count="0" meta:image-count="0" meta:object-count="0" meta:page-count="2" meta:paragraph-count="66" meta:word-count="269" meta:character-count="2926" meta:non-whitespace-character-count="2353"/>
  </office:meta>
</office:document-meta>
</file>